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TC" svg:font-family="'Noto Sans CJK TC'" style:font-family-generic="system" style:font-pitch="variable"/>
    <style:font-face style:name="Noto Serif CJK TC" svg:font-family="'Noto Serif CJK TC'" style:font-family-generic="system" style:font-pitch="variable"/>
  </office:font-face-decls>
  <office:automatic-styles>
    <style:style style:name="P1" style:family="paragraph" style:parent-style-name="Standard">
      <style:text-properties officeooo:paragraph-rsid="0002ef90"/>
    </style:style>
    <style:style style:name="P2" style:family="paragraph" style:parent-style-name="Standard">
      <style:text-properties style:font-name="Noto Serif CJK SC" fo:font-size="10.5pt" officeooo:rsid="0002ef90" officeooo:paragraph-rsid="0002ef90" style:font-name-asian="Noto Serif CJK TC" style:font-size-asian="10.5pt" style:language-asian="zh" style:country-asian="TW" style:font-size-complex="10.5pt"/>
    </style:style>
    <style:style style:name="P3" style:family="paragraph" style:parent-style-name="Standard">
      <style:text-properties style:font-name="Noto Serif CJK SC" fo:font-size="10.5pt" officeooo:rsid="0017bee6" officeooo:paragraph-rsid="0002ef90" style:font-name-asian="Noto Serif CJK TC" style:font-size-asian="10.5pt" style:language-asian="zh" style:country-asian="TW" style:font-size-complex="10.5pt"/>
    </style:style>
    <style:style style:name="P4" style:family="paragraph" style:parent-style-name="Standard">
      <style:text-properties style:font-name="Noto Serif CJK SC" fo:font-size="10.5pt" officeooo:rsid="0017bee6" officeooo:paragraph-rsid="009b45de" style:font-name-asian="Noto Serif CJK TC" style:font-size-asian="10.5pt" style:language-asian="zh" style:country-asian="TW" style:font-size-complex="10.5pt"/>
    </style:style>
    <style:style style:name="P5" style:family="paragraph" style:parent-style-name="Standard">
      <style:text-properties style:font-name="Noto Serif CJK SC" fo:font-size="10.5pt" officeooo:rsid="0022d76f" officeooo:paragraph-rsid="0002ef90" style:font-name-asian="Noto Serif CJK TC" style:font-size-asian="10.5pt" style:language-asian="zh" style:country-asian="TW" style:font-size-complex="10.5pt"/>
    </style:style>
    <style:style style:name="P6" style:family="paragraph" style:parent-style-name="Standard">
      <style:text-properties style:font-name="Noto Serif CJK SC" fo:font-size="10.5pt" officeooo:rsid="0030246a" officeooo:paragraph-rsid="0037a88c" style:font-name-asian="Noto Serif CJK TC" style:font-size-asian="10.5pt" style:language-asian="zh" style:country-asian="TW" style:font-size-complex="10.5pt"/>
    </style:style>
    <style:style style:name="P7" style:family="paragraph" style:parent-style-name="Standard">
      <style:text-properties style:font-name="Noto Serif CJK SC" fo:font-size="10.5pt" officeooo:rsid="00a43ab7" officeooo:paragraph-rsid="00ad7891" style:font-name-asian="Noto Serif CJK TC" style:font-size-asian="10.5pt" style:language-asian="zh" style:country-asian="TW" style:font-size-complex="10.5pt"/>
    </style:style>
    <style:style style:name="P8" style:family="paragraph" style:parent-style-name="Standard">
      <style:text-properties style:font-name="Noto Serif CJK SC" fo:font-size="10.5pt" officeooo:rsid="00a43ab7" officeooo:paragraph-rsid="00af0ee3" style:font-name-asian="Noto Serif CJK TC" style:font-size-asian="10.5pt" style:language-asian="zh" style:country-asian="TW" style:font-size-complex="10.5pt"/>
    </style:style>
    <style:style style:name="P9" style:family="paragraph" style:parent-style-name="Standard">
      <style:text-properties style:font-name="Noto Serif CJK SC" fo:font-size="10.5pt" officeooo:rsid="00a43ab7" officeooo:paragraph-rsid="00b0aece" style:font-name-asian="Noto Serif CJK TC" style:font-size-asian="10.5pt" style:language-asian="zh" style:country-asian="TW" style:font-size-complex="10.5pt"/>
    </style:style>
    <style:style style:name="P10" style:family="paragraph" style:parent-style-name="Standard">
      <style:text-properties officeooo:paragraph-rsid="004b12aa"/>
    </style:style>
    <style:style style:name="P11" style:family="paragraph" style:parent-style-name="Standard" style:list-style-name="L2">
      <style:text-properties style:font-name="Noto Serif CJK SC" fo:font-size="10.5pt" officeooo:rsid="0022d76f" officeooo:paragraph-rsid="0002ef90" style:font-name-asian="Noto Serif CJK TC" style:font-size-asian="10.5pt" style:language-asian="zh" style:country-asian="TW" style:font-size-complex="10.5pt"/>
    </style:style>
    <style:style style:name="P12" style:family="paragraph" style:parent-style-name="Standard" style:list-style-name="L2">
      <style:text-properties style:font-name="Noto Serif CJK SC" fo:font-size="10.5pt" officeooo:rsid="0030246a" officeooo:paragraph-rsid="0037a88c" style:font-name-asian="Noto Serif CJK TC" style:font-size-asian="10.5pt" style:language-asian="zh" style:country-asian="TW" style:font-size-complex="10.5pt"/>
    </style:style>
    <style:style style:name="P13" style:family="paragraph" style:parent-style-name="Standard">
      <style:text-properties style:font-name="Noto Serif CJK SC" fo:font-size="10.5pt" officeooo:rsid="0017bee6" officeooo:paragraph-rsid="0002ef90" style:font-name-asian="Noto Serif CJK TC" style:font-size-asian="10.5pt" style:language-asian="zh" style:country-asian="TW" style:font-size-complex="10.5pt"/>
    </style:style>
    <style:style style:name="P14" style:family="paragraph" style:parent-style-name="Standard" style:list-style-name="L2">
      <style:text-properties officeooo:paragraph-rsid="0037a88c"/>
    </style:style>
    <style:style style:name="P15" style:family="paragraph" style:parent-style-name="Standard" style:list-style-name="L3">
      <style:text-properties officeooo:paragraph-rsid="004b12aa"/>
    </style:style>
    <style:style style:name="P16" style:family="paragraph" style:parent-style-name="Standard">
      <style:text-properties officeooo:paragraph-rsid="0002ef90"/>
    </style:style>
    <style:style style:name="T1" style:family="text">
      <style:text-properties style:font-name="Noto Serif CJK SC" fo:font-size="10.5pt" officeooo:rsid="0002ef90" style:font-name-asian="Noto Serif CJK TC" style:font-size-asian="10.5pt" style:language-asian="zh" style:country-asian="TW" style:font-size-complex="10.5pt"/>
    </style:style>
    <style:style style:name="T2" style:family="text">
      <style:text-properties style:font-name="Noto Serif CJK SC" fo:font-size="10.5pt" officeooo:rsid="0006ce93" style:font-name-asian="Noto Serif CJK TC" style:font-size-asian="10.5pt" style:language-asian="zh" style:country-asian="TW" style:font-size-complex="10.5pt"/>
    </style:style>
    <style:style style:name="T3" style:family="text">
      <style:text-properties style:font-name="Noto Serif CJK SC" fo:font-size="10.5pt" officeooo:rsid="000ed0bf" style:font-name-asian="Noto Serif CJK TC" style:font-size-asian="10.5pt" style:language-asian="zh" style:country-asian="TW" style:font-size-complex="10.5pt"/>
    </style:style>
    <style:style style:name="T4" style:family="text">
      <style:text-properties style:font-name="Noto Serif CJK SC" fo:font-size="10.5pt" officeooo:rsid="00089da5" style:font-name-asian="Noto Serif CJK TC" style:font-size-asian="10.5pt" style:language-asian="zh" style:country-asian="TW" style:font-size-complex="10.5pt"/>
    </style:style>
    <style:style style:name="T5" style:family="text">
      <style:text-properties style:font-name="Noto Serif CJK SC" fo:font-size="10.5pt" officeooo:rsid="000f43bd" style:font-name-asian="Noto Serif CJK TC" style:font-size-asian="10.5pt" style:language-asian="zh" style:country-asian="TW" style:font-size-complex="10.5pt"/>
    </style:style>
    <style:style style:name="T6" style:family="text">
      <style:text-properties style:font-name="Noto Serif CJK SC" fo:font-size="10.5pt" officeooo:rsid="0016bb42" style:font-name-asian="Noto Serif CJK TC" style:font-size-asian="10.5pt" style:language-asian="zh" style:country-asian="TW" style:font-size-complex="10.5pt"/>
    </style:style>
    <style:style style:name="T7" style:family="text">
      <style:text-properties style:font-name="Noto Serif CJK SC" fo:font-size="10.5pt" officeooo:rsid="0017bee6" style:font-name-asian="Noto Serif CJK TC" style:font-size-asian="10.5pt" style:language-asian="zh" style:country-asian="TW" style:font-size-complex="10.5pt"/>
    </style:style>
    <style:style style:name="T8" style:family="text">
      <style:text-properties style:font-name="Noto Serif CJK SC" fo:font-size="10.5pt" officeooo:rsid="0022d76f" style:font-name-asian="Noto Serif CJK TC" style:font-size-asian="10.5pt" style:language-asian="zh" style:country-asian="TW" style:font-size-complex="10.5pt"/>
    </style:style>
    <style:style style:name="T9" style:family="text">
      <style:text-properties style:font-name="Noto Serif CJK SC" fo:font-size="10.5pt" officeooo:rsid="0030246a" style:font-name-asian="Noto Serif CJK TC" style:font-size-asian="10.5pt" style:language-asian="zh" style:country-asian="TW" style:font-size-complex="10.5pt"/>
    </style:style>
    <style:style style:name="T10" style:family="text">
      <style:text-properties style:font-name="Noto Serif CJK SC" fo:font-size="10.5pt" officeooo:rsid="004dd2bb" style:font-name-asian="Noto Serif CJK TC" style:font-size-asian="10.5pt" style:language-asian="zh" style:country-asian="TW" style:font-size-complex="10.5pt"/>
    </style:style>
    <style:style style:name="T11" style:family="text">
      <style:text-properties style:font-name="Noto Serif CJK SC" fo:font-size="10.5pt" officeooo:rsid="004e4204" style:font-name-asian="Noto Serif CJK TC" style:font-size-asian="10.5pt" style:language-asian="zh" style:country-asian="TW" style:font-size-complex="10.5pt"/>
    </style:style>
    <style:style style:name="T12" style:family="text">
      <style:text-properties style:font-name="Noto Serif CJK SC" fo:font-size="10.5pt" officeooo:rsid="004ee6e9" style:font-name-asian="Noto Serif CJK TC" style:font-size-asian="10.5pt" style:language-asian="zh" style:country-asian="TW" style:font-size-complex="10.5pt"/>
    </style:style>
    <style:style style:name="T13" style:family="text">
      <style:text-properties style:font-name="Noto Serif CJK SC" fo:font-size="10.5pt" officeooo:rsid="00537d3a" style:font-name-asian="Noto Serif CJK TC" style:font-size-asian="10.5pt" style:language-asian="zh" style:country-asian="TW" style:font-size-complex="10.5pt"/>
    </style:style>
    <style:style style:name="T14" style:family="text">
      <style:text-properties style:font-name="Noto Serif CJK SC" fo:font-size="10.5pt" officeooo:rsid="0058febf" style:font-name-asian="Noto Serif CJK TC" style:font-size-asian="10.5pt" style:language-asian="zh" style:country-asian="TW" style:font-size-complex="10.5pt"/>
    </style:style>
    <style:style style:name="T15" style:family="text">
      <style:text-properties style:font-name="Noto Serif CJK SC" fo:font-size="10.5pt" officeooo:rsid="0061f5f2" style:font-name-asian="Noto Serif CJK TC" style:font-size-asian="10.5pt" style:language-asian="zh" style:country-asian="TW" style:font-size-complex="10.5pt"/>
    </style:style>
    <style:style style:name="T16" style:family="text">
      <style:text-properties style:font-name="Noto Serif CJK SC" fo:font-size="10.5pt" officeooo:rsid="0062cc3e" style:font-name-asian="Noto Serif CJK TC" style:font-size-asian="10.5pt" style:language-asian="zh" style:country-asian="TW" style:font-size-complex="10.5pt"/>
    </style:style>
    <style:style style:name="T17" style:family="text">
      <style:text-properties style:font-name="Noto Serif CJK SC" fo:font-size="10.5pt" officeooo:rsid="00670be3" style:font-name-asian="Noto Serif CJK TC" style:font-size-asian="10.5pt" style:language-asian="zh" style:country-asian="TW" style:font-size-complex="10.5pt"/>
    </style:style>
    <style:style style:name="T18" style:family="text">
      <style:text-properties style:font-name="Noto Serif CJK SC" fo:font-size="10.5pt" officeooo:rsid="0067e5ce" style:font-name-asian="Noto Serif CJK TC" style:font-size-asian="10.5pt" style:language-asian="zh" style:country-asian="TW" style:font-size-complex="10.5pt"/>
    </style:style>
    <style:style style:name="T19" style:family="text">
      <style:text-properties officeooo:rsid="00824fac"/>
    </style:style>
    <style:style style:name="T20" style:family="text">
      <style:text-properties officeooo:rsid="0090db22"/>
    </style:style>
    <style:style style:name="T21" style:family="text">
      <style:text-properties officeooo:rsid="00941123"/>
    </style:style>
    <style:style style:name="T22" style:family="text">
      <style:text-properties officeooo:rsid="009602ce"/>
    </style:style>
    <style:style style:name="T23" style:family="text">
      <style:text-properties officeooo:rsid="0097aa6f"/>
    </style:style>
    <style:style style:name="T24" style:family="text">
      <style:text-properties officeooo:rsid="0097b0b6"/>
    </style:style>
    <style:style style:name="T25" style:family="text">
      <style:text-properties officeooo:rsid="0098fec0"/>
    </style:style>
    <style:style style:name="T26" style:family="text">
      <style:text-properties officeooo:rsid="00994f58"/>
    </style:style>
    <style:style style:name="T27" style:family="text">
      <style:text-properties officeooo:rsid="009b16ef"/>
    </style:style>
    <style:style style:name="T28" style:family="text">
      <style:text-properties officeooo:rsid="009b45de"/>
    </style:style>
    <style:style style:name="T29" style:family="text">
      <style:text-properties officeooo:rsid="009d1d8a"/>
    </style:style>
    <style:style style:name="T30" style:family="text">
      <style:text-properties officeooo:rsid="009f6c20"/>
    </style:style>
    <style:style style:name="T31" style:family="text">
      <style:text-properties officeooo:rsid="00a2a881"/>
    </style:style>
    <style:style style:name="T32" style:family="text">
      <style:text-properties officeooo:rsid="00a2dfae"/>
    </style:style>
    <style:style style:name="T33" style:family="text">
      <style:text-properties officeooo:rsid="00a46a8c"/>
    </style:style>
    <style:style style:name="T34" style:family="text">
      <style:text-properties officeooo:rsid="00a609d4"/>
    </style:style>
    <style:style style:name="T35" style:family="text">
      <style:text-properties officeooo:rsid="00a842d9"/>
    </style:style>
    <style:style style:name="T36" style:family="text">
      <style:text-properties officeooo:rsid="00a91934"/>
    </style:style>
    <style:style style:name="T37" style:family="text">
      <style:text-properties officeooo:rsid="00a9922b"/>
    </style:style>
    <style:style style:name="T38" style:family="text">
      <style:text-properties officeooo:rsid="00ab1f4d"/>
    </style:style>
    <style:style style:name="T39" style:family="text">
      <style:text-properties officeooo:rsid="00ad7891"/>
    </style:style>
    <style:style style:name="T40" style:family="text">
      <style:text-properties officeooo:rsid="00ae1678"/>
    </style:style>
    <style:style style:name="T41" style:family="text">
      <style:text-properties officeooo:rsid="00af0ee3"/>
    </style:style>
    <style:style style:name="T42" style:family="text">
      <style:text-properties officeooo:rsid="00afa79f"/>
    </style:style>
    <style:style style:name="T43" style:family="text">
      <style:text-properties officeooo:rsid="00b0aec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特別保障措施（</text:span><text:span text:style-name="T2">Product-specific Safeguard </text:span><text:span text:style-name="T3">Measures/特殊保障措施</text:span><text:span text:style-name="T1">）：</text:span></text:p>
      <text:p text:style-name="P2"/>
      <text:p text:style-name="P1"><text:span text:style-name="T1">特別保障措施</text:span><text:span text:style-name="T4">是世界貿易組織（或之前的關稅與貿易總協定）成員國利用特定產品過渡性保障機制</text:span><text:span text:style-name="T5">（Transitional Product-specific Safeguard Mechanism）針對來自特定成員</text:span><text:span text:style-name="T6">的進口產品釆取</text:span><text:span text:style-name="T7">的措施，即在WTO體制下，在特定的過渡期內，進口國政府爲防止來源於特定成員國的進口產品對本國相關產業造成實質損害或實質損害威脅而實施的限制性保障措施。</text:span></text:p>
      <text:p text:style-name="P3"/>
      <text:p text:style-name="P1"><text:span text:style-name="T7">最早的特別保障措施適用於日本，在</text:span><text:span text:style-name="T8">1953年日本申請加入關稅與貿易總協定（GATT）時，一些成員國擔心日本的紡織品進口可能會對本國相關產業造成損害，決定在日本加入GATT後，如果GATT締約國發現日本的紡織品進口數量增加而擾亂了本國市場，可以單方面針對日本的紡織品採取保障措施，以抵消對本國產業的衝擊。之後，波蘭、匈牙利、羅馬尼亞等東歐社會主義國家加入GATT時，也適用於特殊保障措施條款。</text:span></text:p>
      <text:p text:style-name="P5"/>
      <text:p text:style-name="P5"/>
      <text:p text:style-name="P5"/>
      <text:p text:style-name="P5">特別保障措施區別與一般的保障措施。區別簡要有：</text:p>
      <text:list xml:id="list3471496701" text:style-name="L2">
        <text:list-item>
          <text:p text:style-name="P11">前者具有歧視性。保障措施根據《保障措施協定》（Agreement on Safeguards）實施，廣泛適用於全體成員，其合理運作是保障各國國內經濟安全和實現貿易自由化的安全閥。特別保障措施是針對特定成員的特定產品的歧視性措施，其實施的對象（特定國的產品）和時間完全取決於進口國。</text:p>
        </text:list-item>
        <text:list-item>
          <text:p text:style-name="P14"><text:span text:style-name="T8">前者適用條件模糊且隨意。</text:span><text:span text:style-name="T9">根據《保障措施協定》，保障措施適用於某一產品的輸入對國內同類或直接競爭產品“造成嚴重損害或嚴重損害威脅”時，並且僅應針對進口產品而不適用於來源。而特別保障措施的實施條件是一產品的輸入對國內同類或直接競爭產品“造成或威脅造成市場擾亂”便可實施措施。在《保障措施協定》的“第四條 嚴重損害或嚴重損害威脅的確定”中，對保障措施的實施條件進行了嚴格的限制，而特別保障措施的實施條件沒有公認的限制。</text:span></text:p>
        </text:list-item>
        <text:list-item>
          <text:p text:style-name="P12">前者適用報復措施救濟具有有限性。根據《保障措施協定》，出口國暫停或終止實施減讓和其他義務的條件與時間限制在“第八條 減讓水平和其他義務”中有明確界定。而特別保障措施的條件依特定國協定書內容而定。</text:p>
        </text:list-item>
        <text:list-item>
          <text:p text:style-name="P12">前者適用期限具有過渡性。保障措施根據《保障措施協定》無期限實施，而特別保障措施據協定書而定。</text:p>
        </text:list-item>
      </text:list>
      <text:p text:style-name="P6"/>
      <text:p text:style-name="P10"><text:span text:style-name="T9">在中國加入世界貿易組織的過程中，《中華人民共和國加入協定書》第</text:span><text:span text:style-name="T11">16</text:span><text:span text:style-name="T9">條之規定和世界貿易組織《中國加入工作組報告書》</text:span><text:span text:style-name="T10">242, 245, 246, 247, 248, 249 和 250段之規定中，需要特別注意到的是：</text:span></text:p>
      <text:list xml:id="list717049223" text:style-name="L3">
        <text:list-item>
          <text:p text:style-name="P15"><text:span text:style-name="T10">參考《協定書》第</text:span><text:span text:style-name="T12">16條第4款之規定，需要特別考慮到的是“市場擾亂”的界定是模糊的，用“實質損害或實質損害威脅”、“價格的影響”和“國內產業的影響”等詞進行描述；</text:span></text:p>
        </text:list-item>
        <text:list-item>
          <text:p text:style-name="P15"><text:span text:style-name="T12">參考《報告書》第</text:span><text:span text:style-name="T13">245段之陳述，需要留意到的是中國代表對“在WTO成員在確定市場擾亂或貿易轉移的存在時規定正當法律程序和使用客觀的標準表示特別關注”，在《報告書》第</text:span><text:span text:style-name="T14">246段，確定了“WTO成員在根據該條（《協定書》第16條）採取行動方面需要遵循的具體要求”。需要留意到的是，這些要求中，對於“市場擾亂”的界定（第（c）款）仍然是寬泛、模糊的（相較《保障措施協定》第四條而言）；</text:span></text:p>
        </text:list-item>
        <text:list-item>
          <text:p text:style-name="P15"><text:span text:style-name="T14">參考《協定書》第</text:span><text:span text:style-name="T15">16條第</text:span><text:span text:style-name="T16">6款之規定，需要注意到的是，對“於在一措施是由於進口水平的相對增長而採取的”的情況下，中國暫停實施相關減讓或義務的時間限被延長了；</text:span></text:p>
        </text:list-item>
        <text:list-item>
          <text:p text:style-name="P15"><text:span text:style-name="T16">參考《協定書》第</text:span><text:span text:style-name="T17">16條第9款之規定，需要知曉的是，第16條相關規定的適用“應在加入之日後</text:span><text:span text:style-name="T18">12年終止</text:span><text:span text:style-name="T17">”。</text:span></text:p>
        </text:list-item>
      </text:list>
      <text:p text:style-name="P3"/>
      <text:p text:style-name="P3"/>
      <text:p text:style-name="P3"/>
      <text:p text:style-name="P3"/>
      <text:p text:style-name="P3"><text:soft-page-break/></text:p>
      <text:p text:style-name="P3">反傾銷（Anti-dumping）</text:p>
      <text:p text:style-name="P3"/>
      <text:p text:style-name="P3">反傾銷稅是對實行商品親曉得進口商品所徵收的一種幾口附加稅。在WTO體系中，GATT <text:span text:style-name="T19">1994</text:span></text:p>
      <text:p text:style-name="P3"><text:s/>第<text:span text:style-name="T19">6條、《關於實施1994年關稅與貿易總協定第6條的協定》（《反傾銷協定》）確定了反傾銷的相關規定。</text:span></text:p>
      <text:p text:style-name="P3"/>
      <text:p text:style-name="P4">在中國加入世貿組織的過程中，中國不被其他成員承認是市場經濟體<text:span text:style-name="T22">。這就是說，其他成員表示中國的商品價格由於可能被政府操控，因此不具備價格可比性。</text:span><text:span text:style-name="T23">在確定傾銷價格時，進口成員應該不宜據與中國國內價格或成本進行嚴格比較</text:span><text:span text:style-name="T24">。對於中國來說，這是一種具有歧視</text:span><text:span text:style-name="T25">性的措施</text:span><text:span text:style-name="T26">。但是</text:span><text:span text:style-name="T35">在談判中，</text:span><text:span text:style-name="T26">中國</text:span><text:span text:style-name="T27">對其他成員國作出</text:span><text:span text:style-name="T36">了</text:span><text:span text:style-name="T27">相對應的妥協</text:span><text:span text:style-name="T37">。</text:span><text:span text:style-name="T28">在頭15年內</text:span><text:span text:style-name="T21">（《</text:span>中華人民共和國加入<text:span text:style-name="T21">協定書》第15條(d)項）</text:span><text:span text:style-name="T28">，</text:span>對於“不能明確證明該同類產品的產業在製造、生產和銷售該產品方面具備市場經濟條件”的產品，則“WTO進口成員可使用不依據與中國國內價格或成本進行嚴格比較的方法”（《協定書》第<text:span text:style-name="T20">15條(a)項(ii)目</text:span>）<text:span text:style-name="T29">。但是</text:span><text:span text:style-name="T30">，15年後，2016年12月，美國時任候任總統特朗普宣稱中國不是市場經濟</text:span><text:span text:style-name="T31">，意味着</text:span><text:span text:style-name="T32">美國可以根據美國國內法對中國徵收高</text:span><text:span text:style-name="T38">額</text:span><text:span text:style-name="T32">稅</text:span><text:span text:style-name="T38">收</text:span><text:span text:style-name="T32">。</text:span></text:p>
      <text:p text:style-name="P4"/>
      <text:p text:style-name="P8">確定中國是不是市場經濟<text:span text:style-name="T41">、或中國的一特定產業或部門據不具備市場經濟條件</text:span>，<text:span text:style-name="T39">是根據WTO成員的國內法進行界定的</text:span><text:span text:style-name="T40">（但是截至加入之日，該WTO成員的國內法中應包含有關標準）（《協定書》第15條(d)項）</text:span><text:span text:style-name="T39">。</text:span></text:p>
      <text:p text:style-name="P7"/>
      <text:p text:style-name="P9"><text:span text:style-name="T42">在市場經濟的判斷標準上，</text:span>有學者<text:span text:style-name="T43">（Mark Wu, 哈佛法學教授）</text:span>認爲，中國政府仍操縱<text:span text:style-name="T33">着銀行</text:span><text:span text:style-name="T34">、能源和原材料行業，這使得中國政府能隱形地對其他經濟環節進行補貼。</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TC" svg:font-family="'Noto Sans CJK TC'" style:font-family-generic="system" style:font-pitch="variable"/>
    <style:font-face style:name="Noto Serif CJK TC" svg:font-family="'Noto Serif CJK T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TC" style:font-size-asian="10.5pt" style:language-asian="zh" style:country-asian="TW"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TC" style:font-size-asian="10.5pt" style:language-asian="zh" style:country-asian="TW"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TC" style:font-family-asian="'Noto Sans CJK T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5-19T14:29:02.991890059</meta:creation-date>
    <dc:date>2021-05-25T09:18:10.262714880</dc:date>
    <meta:editing-duration>PT4H58M54S</meta:editing-duration>
    <meta:editing-cycles>137</meta:editing-cycles>
    <meta:generator>LibreOffice/7.1.3.2$Linux_X86_64 LibreOffice_project/12a8e3cbd24a3757385a302d290655d4f3c7ebf1</meta:generator>
    <meta:document-statistic meta:table-count="0" meta:image-count="0" meta:object-count="0" meta:page-count="2" meta:paragraph-count="19" meta:word-count="1869" meta:character-count="2092" meta:non-whitespace-character-count="2072"/>
  </office:meta>
</office:document-meta>
</file>